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Response.set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createCooki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tBuffer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tLocale( Locale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ndError( int sc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add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encodeURL( String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Response.HttpResponse( HttpServletRespons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encodeRedirec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ge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add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ndRedirect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flush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encodeRedirectURL( String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Response.setStatus( int sc , String 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tStatus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add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t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tConten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t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ndError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contains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addCookie( javax . servlet . http .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ndPermanentRedirect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Response.createCocoonCooki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addCookie( Cookie cooki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tpResponse.encod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ponse.setContentLength(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